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monospace" svg:font-family="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3778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5125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/>
    </style:style>
    <style:style style:name="P3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11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14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20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2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3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24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25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26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27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fo:font-weight="bold" fo:background-color="transparent" loext:char-shading-value="0"/>
    </style:style>
    <style:style style:name="T5" style:family="text">
      <style:text-properties fo:font-weight="bold" officeooo:rsid="00030b75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030b75"/>
    </style:style>
    <style:style style:name="T9" style:family="text">
      <style:text-properties officeooo:rsid="00040d5f"/>
    </style:style>
    <style:style style:name="T10" style:family="text">
      <style:text-properties officeooo:rsid="0004e06e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09in" fo:text-indent="-0.25in" fo:margin-left="1.9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09in" fo:text-indent="-0.25in" fo:margin-left="2.2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09in" fo:text-indent="-0.25in" fo:margin-left="2.4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09in" fo:text-indent="-0.25in" fo:margin-left="2.7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09in" fo:text-indent="-0.25in" fo:margin-left="2.9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09in" fo:text-indent="-0.25in" fo:margin-left="3.2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09in" fo:text-indent="-0.25in" fo:margin-left="3.4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09in" fo:text-indent="-0.25in" fo:margin-left="3.7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09in" fo:text-indent="-0.25in" fo:margin-left="3.9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09in" fo:text-indent="-0.25in" fo:margin-left="4.2209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24" text:outline-level="1">1. <text:span text:style-name="T8">Language Definition</text:span></text:h>
      <text:h text:style-name="P26" text:outline-level="2">1.1 <text:span text:style-name="T8">Alphabet</text:span></text:h>
      <text:list xml:id="list3082415640" text:style-name="L1">
        <text:list-item>
          <text:p text:style-name="P2"><text:span text:style-name="T1">Upper (A-Z) and lower case letters (a-z) of the English alphabet</text:span></text:p>
        </text:list-item>
        <text:list-item>
          <text:p text:style-name="P2"><text:span text:style-name="T1">Underline character '_';</text:span></text:p>
        </text:list-item>
        <text:list-item>
          <text:p text:style-name="P2"><text:span text:style-name="T1">Decimal digits (0-9);</text:span></text:p>
        </text:list-item>
      </text:list>
      <text:h text:style-name="P26" text:outline-level="2">1.2 <text:span text:style-name="T8">Lexic</text:span></text:h>
      <text:h text:style-name="P20" text:outline-level="3">1.2.1 <text:span text:style-name="T8">Special symbols, representing:</text:span></text:h>
      <text:list xml:id="list3603756640" text:style-name="L2">
        <text:list-item>
          <text:p text:style-name="P3"><text:span text:style-name="T2">operators </text:span><text:span text:style-name="T1"><text:s/></text:span><text:span text:style-name="T4">+ - * / ^ &lt; &lt;= = &gt;= &gt; !=</text:span></text:p>
        </text:list-item>
        <text:list-item>
          <text:p text:style-name="P3"><text:span text:style-name="T2">separators </text:span><text:span text:style-name="T1"><text:s/></text:span><text:span text:style-name="T4">{ } [ ] ( ) ; </text:span><text:span text:style-name="T5">space</text:span><text:span text:style-name="T4"> tab enter</text:span></text:p>
        </text:list-item>
        <text:list-item>
          <text:p text:style-name="P3"><text:span text:style-name="T2">reserved words</text:span><text:span text:style-name="T1">: </text:span><text:span text:style-name="T4">int char array if else</text:span><text:span text:style-name="T1"> </text:span><text:span text:style-name="T4">while read write</text:span></text:p>
        </text:list-item>
      </text:list>
      <text:h text:style-name="P20" text:outline-level="3">1.2.2 <text:span text:style-name="T8">Identifiers</text:span></text:h>
      <text:list xml:id="list49336955" text:style-name="L3">
        <text:list-item>
          <text:p text:style-name="P5"><text:span text:style-name="T8">a sequence of characters, such that the first charater is a letter; the rule is</text:span>:</text:p>
        </text:list-item>
      </text:list>
      <text:p text:style-name="P12">ident<text:span text:style-name="T8">ifier = charater | charater{charater}</text:span></text:p>
      <text:p text:style-name="P12"><text:span text:style-name="T8">character</text:span> = <text:span text:style-name="T8">[A-Za-z_0-9]</text:span></text:p>
      <text:h text:style-name="P20" text:outline-level="3">1.2.3 <text:span text:style-name="T8">Constants</text:span></text:h>
      <text:list xml:id="list2157137246" text:style-name="L4">
        <text:list-item>
          <text:p text:style-name="P6"><text:span text:style-name="T9">Integer</text:span>:</text:p>
        </text:list-item>
      </text:list>
      <text:p text:style-name="P13"><text:span text:style-name="T9"><text:tab/>integer</text:span> = [“-”] (<text:span text:style-name="T9">digit</text:span>{<text:span text:style-name="T9">digit</text:span>})</text:p>
      <text:p text:style-name="P13"><text:span text:style-name="T9"><text:tab/>digit</text:span> = <text:span text:style-name="T9"><text:s/>[0-9]</text:span></text:p>
      <text:list xml:id="list2255520864" text:style-name="L5">
        <text:list-item>
          <text:p text:style-name="P7"><text:span text:style-name="T9">Character</text:span>:</text:p>
          <text:list>
            <text:list-item>
              <text:list>
                <text:list-item>
                  <text:list>
                    <text:list-header>
                      <text:p text:style-name="P19"><text:span text:style-name="T9">character</text:span> = <text:span text:style-name="T9">letter</text:span> | <text:span text:style-name="T9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4"><text:tab/>etter <text:s/>= [a-zA-Z]</text:p>
      <text:p text:style-name="P15"><text:tab/>digit = [0-9]</text:p>
      <text:list xml:id="list182401401814088" text:continue-numbering="true" text:style-name="L5">
        <text:list-item>
          <text:p text:style-name="P8">String:</text:p>
          <text:list>
            <text:list-header>
              <text:p text:style-name="P8">string = <text:span text:style-name="T10">character{character}</text:span></text:p>
            </text:list-header>
          </text:list>
        </text:list-item>
      </text:list>
      <text:p text:style-name="P14"/>
      <text:p text:style-name="P17"><text:soft-page-break/></text:p>
      <text:h text:style-name="P25" text:outline-level="1">2. <text:span text:style-name="T10">Syntax</text:span></text:h>
      <text:h text:style-name="P27" text:outline-level="2">2.1 <text:span text:style-name="T10">Sintactical rules</text:span></text:h>
      <text:p text:style-name="P10">program ::= "VAR" decllist ";" cmpdstmt "."</text:p>
      <text:p text:style-name="P10">decllist ::= declaration | declaration ";" decllist</text:p>
      <text:p text:style-name="P10">declaration ::= IDENTIFIER ":" type</text:p>
      <text:p text:style-name="P10">type1 ::= "BOOLEAN" | "CHAR" | "INTEGER" | "REAL"</text:p>
      <text:p text:style-name="P10">arraydecl ::= "ARRAY" "[" nr "]" "OF" type1</text:p>
      <text:p text:style-name="P10"><text:s/>type <text:s/>::= type1|arraydecl</text:p>
      <text:p text:style-name="P10"><text:s/>cmpdstmt ::= "BEGIN" stmtlist "END"</text:p>
      <text:p text:style-name="P10"><text:s/>stmtlist ::= stmt | stmt ";" stmtlist</text:p>
      <text:p text:style-name="P10"><text:s/>stmt ::= simplstmt | structstmt</text:p>
      <text:p text:style-name="P10"><text:s/>simplstmt ::= assignstmt | iostmt</text:p>
      <text:p text:style-name="P10"><text:s/>assignstmt ::= IDENTIFIER ":=" expression</text:p>
      <text:p text:style-name="P10"><text:s/>expression ::= expression "+" term | term</text:p>
      <text:p text:style-name="P10"><text:s/>term ::= term "*" factor | factor</text:p>
      <text:p text:style-name="P10"><text:s/>factor ::= "(" expression ")" | IDENTIFIER</text:p>
      <text:p text:style-name="P10"><text:s/>iostmt ::= "READ" | "WRITE" "(" IDENTIFIER ")"</text:p>
      <text:p text:style-name="P10"><text:s/>structstmt ::= cmpdstmt | ifstmt | whilestmt</text:p>
      <text:p text:style-name="P10"><text:s/>ifstmt ::= "IF" condition "THEN" stmt ["ELSE" stmt]</text:p>
      <text:p text:style-name="P10"><text:s/>whilestmt ::= "WHILE" condition "DO" stmt</text:p>
      <text:p text:style-name="P10"><text:s/>condition ::= expression RELATION expression</text:p>
      <text:h text:style-name="P27" text:outline-level="2">2.2 <text:span text:style-name="T10"><text:s/>Lexical rules</text:span></text:h>
      <text:p text:style-name="P9">IDENTIFIER ::= letter | letter{letter}{digit}</text:p>
      <text:p text:style-name="P9">letter ::= "A" | "B" | . ..| "Z"</text:p>
      <text:p text:style-name="P9">digit ::= "0" | "1" |...| "9"</text:p>
      <text:p text:style-name="P9">RELATION ::= "&lt;" | "&lt;=" | "=" | "&lt;&gt;" | "&gt;=" | "&gt;"</text:p>
      <text:p text:style-name="Text_20_body"/>
      <text:h text:style-name="P23" text:outline-level="1">3. Tabel de codificare</text:h>
      <text:list xml:id="list3625148124" text:style-name="L6">
        <text:list-item>
          <text:p text:style-name="P16">Identificatorii au cod 0</text:p>
        </text:list-item>
        <text:list-item>
          <text:p text:style-name="P16"><text:soft-page-break/>Constantele au cod 1</text:p>
        </text:list-item>
        <text:list-item>
          <text:p text:style-name="P16">Fiecare operator, separator si cuvant rezervat are propriul cod</text:p>
        </text:list-item>
      </text:list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Tip token</text:p>
          </table:table-cell>
          <table:table-cell table:style-name="Table1.A1" office:value-type="string">
            <text:p text:style-name="P21">Cod</text:p>
          </table:table-cell>
        </table:table-row>
        <table:table-row>
          <table:table-cell table:style-name="Table1.A1" office:value-type="string">
            <text:p text:style-name="P22">identificator</text:p>
          </table:table-cell>
          <table:table-cell table:style-name="Table1.A1" office:value-type="string">
            <text:p text:style-name="P22">0</text:p>
          </table:table-cell>
        </table:table-row>
        <table:table-row>
          <table:table-cell table:style-name="Table1.A1" office:value-type="string">
            <text:p text:style-name="P22">constanta</text:p>
          </table:table-cell>
          <table:table-cell table:style-name="Table1.A1" office:value-type="string">
            <text:p text:style-name="P22">1</text:p>
          </table:table-cell>
        </table:table-row>
        <table:table-row>
          <table:table-cell table:style-name="Table1.A1" office:value-type="string">
            <text:p text:style-name="P22">int</text:p>
          </table:table-cell>
          <table:table-cell table:style-name="Table1.A1" office:value-type="string">
            <text:p text:style-name="P22">2</text:p>
          </table:table-cell>
        </table:table-row>
        <table:table-row>
          <table:table-cell table:style-name="Table1.A1" office:value-type="string">
            <text:p text:style-name="P22">char</text:p>
          </table:table-cell>
          <table:table-cell table:style-name="Table1.A1" office:value-type="string">
            <text:p text:style-name="P22">3</text:p>
          </table:table-cell>
        </table:table-row>
        <table:table-row>
          <table:table-cell table:style-name="Table1.A1" office:value-type="string">
            <text:p text:style-name="P22">array</text:p>
          </table:table-cell>
          <table:table-cell table:style-name="Table1.A1" office:value-type="string">
            <text:p text:style-name="P22">4</text:p>
          </table:table-cell>
        </table:table-row>
        <table:table-row>
          <table:table-cell table:style-name="Table1.A1" office:value-type="string">
            <text:p text:style-name="P22">if</text:p>
          </table:table-cell>
          <table:table-cell table:style-name="Table1.A1" office:value-type="string">
            <text:p text:style-name="P22">5</text:p>
          </table:table-cell>
        </table:table-row>
        <table:table-row>
          <table:table-cell table:style-name="Table1.A1" office:value-type="string">
            <text:p text:style-name="P22">else</text:p>
          </table:table-cell>
          <table:table-cell table:style-name="Table1.A1" office:value-type="string">
            <text:p text:style-name="P22">6</text:p>
          </table:table-cell>
        </table:table-row>
        <table:table-row>
          <table:table-cell table:style-name="Table1.A1" office:value-type="string">
            <text:p text:style-name="P22">while</text:p>
          </table:table-cell>
          <table:table-cell table:style-name="Table1.A1" office:value-type="string">
            <text:p text:style-name="P22">7</text:p>
          </table:table-cell>
        </table:table-row>
        <table:table-row>
          <table:table-cell table:style-name="Table1.A1" office:value-type="string">
            <text:p text:style-name="P22">read</text:p>
          </table:table-cell>
          <table:table-cell table:style-name="Table1.A1" office:value-type="string">
            <text:p text:style-name="P22">8</text:p>
          </table:table-cell>
        </table:table-row>
        <table:table-row>
          <table:table-cell table:style-name="Table1.A1" office:value-type="string">
            <text:p text:style-name="P22">write</text:p>
          </table:table-cell>
          <table:table-cell table:style-name="Table1.A1" office:value-type="string">
            <text:p text:style-name="P22">9</text:p>
          </table:table-cell>
        </table:table-row>
        <table:table-row>
          <table:table-cell table:style-name="Table1.A1" office:value-type="string">
            <text:p text:style-name="P22">{</text:p>
          </table:table-cell>
          <table:table-cell table:style-name="Table1.A1" office:value-type="string">
            <text:p text:style-name="P22">10</text:p>
          </table:table-cell>
        </table:table-row>
        <table:table-row>
          <table:table-cell table:style-name="Table1.A1" office:value-type="string">
            <text:p text:style-name="P22">}</text:p>
          </table:table-cell>
          <table:table-cell table:style-name="Table1.A1" office:value-type="string">
            <text:p text:style-name="P22">11</text:p>
          </table:table-cell>
        </table:table-row>
        <table:table-row>
          <table:table-cell table:style-name="Table1.A1" office:value-type="string">
            <text:p text:style-name="P22">[</text:p>
          </table:table-cell>
          <table:table-cell table:style-name="Table1.A1" office:value-type="string">
            <text:p text:style-name="P22">12</text:p>
          </table:table-cell>
        </table:table-row>
        <table:table-row>
          <table:table-cell table:style-name="Table1.A1" office:value-type="string">
            <text:p text:style-name="P22">]</text:p>
          </table:table-cell>
          <table:table-cell table:style-name="Table1.A1" office:value-type="string">
            <text:p text:style-name="P22">13</text:p>
          </table:table-cell>
        </table:table-row>
        <table:table-row>
          <table:table-cell table:style-name="Table1.A1" office:value-type="string">
            <text:p text:style-name="P22">(</text:p>
          </table:table-cell>
          <table:table-cell table:style-name="Table1.A1" office:value-type="string">
            <text:p text:style-name="P22">14</text:p>
          </table:table-cell>
        </table:table-row>
        <table:table-row>
          <table:table-cell table:style-name="Table1.A1" office:value-type="string">
            <text:p text:style-name="P22">)</text:p>
          </table:table-cell>
          <table:table-cell table:style-name="Table1.A1" office:value-type="string">
            <text:p text:style-name="P22">15</text:p>
          </table:table-cell>
        </table:table-row>
        <table:table-row>
          <table:table-cell table:style-name="Table1.A1" office:value-type="string">
            <text:p text:style-name="P22">;</text:p>
          </table:table-cell>
          <table:table-cell table:style-name="Table1.A1" office:value-type="string">
            <text:p text:style-name="P22">16</text:p>
          </table:table-cell>
        </table:table-row>
        <table:table-row>
          <table:table-cell table:style-name="Table1.A1" office:value-type="string">
            <text:p text:style-name="P22">+</text:p>
          </table:table-cell>
          <table:table-cell table:style-name="Table1.A1" office:value-type="string">
            <text:p text:style-name="P22">17</text:p>
          </table:table-cell>
        </table:table-row>
        <table:table-row>
          <table:table-cell table:style-name="Table1.A1" office:value-type="string">
            <text:p text:style-name="P22">-</text:p>
          </table:table-cell>
          <table:table-cell table:style-name="Table1.A1" office:value-type="string">
            <text:p text:style-name="P22">18</text:p>
          </table:table-cell>
        </table:table-row>
        <table:table-row>
          <table:table-cell table:style-name="Table1.A1" office:value-type="string">
            <text:p text:style-name="P22">*</text:p>
          </table:table-cell>
          <table:table-cell table:style-name="Table1.A1" office:value-type="string">
            <text:p text:style-name="P22">19</text:p>
          </table:table-cell>
        </table:table-row>
        <table:table-row>
          <table:table-cell table:style-name="Table1.A1" office:value-type="string">
            <text:p text:style-name="P22">/</text:p>
          </table:table-cell>
          <table:table-cell table:style-name="Table1.A1" office:value-type="string">
            <text:p text:style-name="P22">20</text:p>
          </table:table-cell>
        </table:table-row>
        <table:table-row>
          <table:table-cell table:style-name="Table1.A1" office:value-type="string">
            <text:p text:style-name="P22">^</text:p>
          </table:table-cell>
          <table:table-cell table:style-name="Table1.A1" office:value-type="string">
            <text:p text:style-name="P22">21</text:p>
          </table:table-cell>
        </table:table-row>
        <table:table-row>
          <table:table-cell table:style-name="Table1.A1" office:value-type="string">
            <text:p text:style-name="P22">&lt;</text:p>
          </table:table-cell>
          <table:table-cell table:style-name="Table1.A1" office:value-type="string">
            <text:p text:style-name="P22">22</text:p>
          </table:table-cell>
        </table:table-row>
        <text:soft-page-break/>
        <table:table-row>
          <table:table-cell table:style-name="Table1.A1" office:value-type="string">
            <text:p text:style-name="P22">&lt;=</text:p>
          </table:table-cell>
          <table:table-cell table:style-name="Table1.A1" office:value-type="string">
            <text:p text:style-name="P22">23</text:p>
          </table:table-cell>
        </table:table-row>
        <table:table-row>
          <table:table-cell table:style-name="Table1.A1" office:value-type="string">
            <text:p text:style-name="P22">=</text:p>
          </table:table-cell>
          <table:table-cell table:style-name="Table1.A1" office:value-type="string">
            <text:p text:style-name="P22">24</text:p>
          </table:table-cell>
        </table:table-row>
        <table:table-row>
          <table:table-cell table:style-name="Table1.A1" office:value-type="string">
            <text:p text:style-name="P22">&gt;=</text:p>
          </table:table-cell>
          <table:table-cell table:style-name="Table1.A1" office:value-type="string">
            <text:p text:style-name="P22">25</text:p>
          </table:table-cell>
        </table:table-row>
        <table:table-row>
          <table:table-cell table:style-name="Table1.A1" office:value-type="string">
            <text:p text:style-name="P22">&gt;</text:p>
          </table:table-cell>
          <table:table-cell table:style-name="Table1.A1" office:value-type="string">
            <text:p text:style-name="P22">26</text:p>
          </table:table-cell>
        </table:table-row>
        <table:table-row>
          <table:table-cell table:style-name="Table1.A1" office:value-type="string">
            <text:p text:style-name="P22">!=</text:p>
          </table:table-cell>
          <table:table-cell table:style-name="Table1.A1" office:value-type="string">
            <text:p text:style-name="P22">27</text:p>
          </table:table-cell>
        </table:table-row>
        <table:table-row>
          <table:table-cell table:style-name="Table1.A1" office:value-type="string">
            <text:p text:style-name="P22">spatiu</text:p>
          </table:table-cell>
          <table:table-cell table:style-name="Table1.A1" office:value-type="string">
            <text:p text:style-name="P22">28</text:p>
          </table:table-cell>
        </table:table-row>
        <table:table-row>
          <table:table-cell table:style-name="Table1.A1" office:value-type="string">
            <text:p text:style-name="P22">tab</text:p>
          </table:table-cell>
          <table:table-cell table:style-name="Table1.A1" office:value-type="string">
            <text:p text:style-name="P22">29</text:p>
          </table:table-cell>
        </table:table-row>
        <table:table-row>
          <table:table-cell table:style-name="Table1.A1" office:value-type="string">
            <text:p text:style-name="P22">enter</text:p>
          </table:table-cell>
          <table:table-cell table:style-name="Table1.A1" office:value-type="string">
            <text:p text:style-name="P22">30</text:p>
          </table:table-cell>
        </table:table-row>
      </table:table>
      <text:p text:style-name="Text_20_body"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monospace" svg:font-family="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55S</meta:editing-duration>
    <meta:editing-cycles>3</meta:editing-cycles>
    <meta:generator>LibreOffice/5.3.2.2$Windows_X86_64 LibreOffice_project/6cd4f1ef626f15116896b1d8e1398b56da0d0ee1</meta:generator>
    <dc:date>2017-10-10T18:24:01.048000000</dc:date>
    <meta:document-statistic meta:table-count="1" meta:image-count="0" meta:object-count="0" meta:page-count="4" meta:paragraph-count="120" meta:word-count="378" meta:character-count="1962" meta:non-whitespace-character-count="1692"/>
    <meta:user-defined meta:name="Info 1"/>
    <meta:user-defined meta:name="Info 2"/>
    <meta:user-defined meta:name="Info 3"/>
    <meta:user-defined meta:name="Info 4"/>
  </office:meta>
</office:document-meta>
</file>